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5200001AAB00000416CF60FD5F38A6B9A8.svm" manifest:media-type="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on" table:style-name="ta1">
        <table:shapes>
          <draw:frame draw:z-index="0" draw:style-name="gr1" draw:text-style-name="P1" svg:width="453.51pt" svg:height="255.09pt" svg:x="920.55pt" svg:y="508.51pt">
            <loext:p draw:notify-on-update-of-ranges="vision.H2:vision.H761 vision.I1:vision.I1 vision.I2:vision.I7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6.83pt" svg:y="0.03pt">
            <loext:p draw:notify-on-update-of-ranges="vision.H2:vision.H761 vision.J1:vision.J1 vision.J2:vision.J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7.4pt" svg:height="302.63pt" svg:x="1346.97pt" svg:y="185.3pt">
            <loext:p draw:notify-on-update-of-ranges="vision.H2:vision.H761 vision.K1:vision.K1 vision.K2:vision.K7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85.38pt" svg:y="525.66pt">
            <loext:p draw:notify-on-update-of-ranges="vision.H2:vision.H761 vision.L1:vision.L1 vision.L2:vision.L7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648.68pt" svg:y="128.66pt">
            <loext:p draw:notify-on-update-of-ranges="vision.A1:vision.A1 vision.A2:vision.A29 vision.H1:vision.H1 vision.H2:vision.H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0pt" svg:y="455.5pt">
            <loext:p draw:notify-on-update-of-ranges="vision.A1:vision.A1 vision.A2:vision.A29 vision.I1:vision.I1 vision.I2:vision.I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77.81pt" svg:y="436.85pt">
            <loext:p draw:notify-on-update-of-ranges="vision.A1:vision.A1 vision.A2:vision.A29 vision.J1:vision.J1 vision.J2:vision.J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276.63pt" svg:y="718.67pt">
            <loext:p draw:notify-on-update-of-ranges="vision.H2:vision.H29 vision.H1:vision.H1 vision.A2:vision.A29 vision.A2:vision.A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name="Image 1" draw:style-name="gr2" draw:text-style-name="P1" svg:width="193.49pt" svg:height="29.62pt" svg:x="49.69pt" svg:y="801.81pt">
            <draw:image xlink:href="Pictures/2000005200001AAB00000416CF60FD5F38A6B9A8.svm" xlink:type="simple" xlink:show="embed" xlink:actuate="onLoad">
              <text:p/>
            </draw:image>
          </draw:frame>
          <draw:frame draw:z-index="9" draw:style-name="gr1" draw:text-style-name="P1" svg:width="453.51pt" svg:height="255.09pt" svg:x="262.03pt" svg:y="1013.98pt">
            <loext:p draw:notify-on-update-of-ranges="vision.H2:vision.H29 vision.H1:vision.H1 vision.A2:vision.A29 vision.A2:vision.A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measured distanc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00_1</text:p>
          </table:table-cell>
          <table:table-cell office:value-type="string" calcext:value-type="string">
            <text:p>M00_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rt Area</text:p>
          </table:table-cell>
          <table:table-cell office:value-type="string" calcext:value-type="string">
            <text:p>Mag/Sqrt Area</text:p>
          </table:table-cell>
          <table:table-cell office:value-type="string" calcext:value-type="string">
            <text:p>Mag/Sqrt Area Individuals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.023" calcext:value-type="float">
            <text:p>526.023</text:p>
          </table:table-cell>
          <table:table-cell office:value-type="float" office:value="97.8193" calcext:value-type="float">
            <text:p>97.8193</text:p>
          </table:table-cell>
          <table:table-cell office:value-type="float" office:value="177.275" calcext:value-type="float">
            <text:p>177.275</text:p>
          </table:table-cell>
          <table:table-cell office:value-type="float" office:value="85.0924" calcext:value-type="float">
            <text:p>85.0924</text:p>
          </table:table-cell>
          <table:table-cell office:value-type="float" office:value="8803" calcext:value-type="float">
            <text:p>8803</text:p>
          </table:table-cell>
          <table:table-cell office:value-type="float" office:value="10988" calcext:value-type="float">
            <text:p>10988</text:p>
          </table:table-cell>
          <table:table-cell table:formula="of:=(([.B2]-[.D2])^2 + ([.C2]-[.E2])^2)^0.5" office:value-type="float" office:value="348.980144832926" calcext:value-type="float">
            <text:p>348.9801448329</text:p>
          </table:table-cell>
          <table:table-cell table:formula="of:=[.F2]+[.G2]" office:value-type="float" office:value="19791" calcext:value-type="float">
            <text:p>19791</text:p>
          </table:table-cell>
          <table:table-cell table:formula="of:=SQRT([.I2])" office:value-type="float" office:value="140.68048905232" calcext:value-type="float">
            <text:p>140.6804890523</text:p>
          </table:table-cell>
          <table:table-cell table:formula="of:=[.H2]/[.J2]" office:value-type="float" office:value="2.48065774567458" calcext:value-type="float">
            <text:p>2.4806577457</text:p>
          </table:table-cell>
          <table:table-cell table:formula="of:=[.H2]/(SQRT([.F2]) + SQRT([.G2]))" office:value-type="float" office:value="1.75677684006459" calcext:value-type="float">
            <text:p>1.75677684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.03" calcext:value-type="float">
            <text:p>526.03</text:p>
          </table:table-cell>
          <table:table-cell office:value-type="float" office:value="97.8776" calcext:value-type="float">
            <text:p>97.8776</text:p>
          </table:table-cell>
          <table:table-cell office:value-type="float" office:value="177.272" calcext:value-type="float">
            <text:p>177.272</text:p>
          </table:table-cell>
          <table:table-cell office:value-type="float" office:value="85.0991" calcext:value-type="float">
            <text:p>85.0991</text:p>
          </table:table-cell>
          <table:table-cell office:value-type="float" office:value="8799" calcext:value-type="float">
            <text:p>8799</text:p>
          </table:table-cell>
          <table:table-cell office:value-type="float" office:value="10989" calcext:value-type="float">
            <text:p>10989</text:p>
          </table:table-cell>
          <table:table-cell table:formula="of:=(([.B3]-[.D3])^2 + ([.C3]-[.E3])^2)^0.5" office:value-type="float" office:value="348.992023728695" calcext:value-type="float">
            <text:p>348.9920237287</text:p>
          </table:table-cell>
          <table:table-cell table:formula="of:=[.F3]+[.G3]" office:value-type="float" office:value="19788" calcext:value-type="float">
            <text:p>19788</text:p>
          </table:table-cell>
          <table:table-cell table:formula="of:=SQRT([.I3])" office:value-type="float" office:value="140.669826188845" calcext:value-type="float">
            <text:p>140.6698261888</text:p>
          </table:table-cell>
          <table:table-cell table:formula="of:=[.H3]/[.J3]" office:value-type="float" office:value="2.48093022635986" calcext:value-type="float">
            <text:p>2.4809302264</text:p>
          </table:table-cell>
          <table:table-cell table:formula="of:=[.H3]/(SQRT([.F3]) + SQRT([.G3]))" office:value-type="float" office:value="1.75698301032017" calcext:value-type="float">
            <text:p>1.756983010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.095" calcext:value-type="float">
            <text:p>526.095</text:p>
          </table:table-cell>
          <table:table-cell office:value-type="float" office:value="97.7757" calcext:value-type="float">
            <text:p>97.7757</text:p>
          </table:table-cell>
          <table:table-cell office:value-type="float" office:value="177.344" calcext:value-type="float">
            <text:p>177.344</text:p>
          </table:table-cell>
          <table:table-cell office:value-type="float" office:value="85.0316" calcext:value-type="float">
            <text:p>85.0316</text:p>
          </table:table-cell>
          <table:table-cell office:value-type="float" office:value="8786" calcext:value-type="float">
            <text:p>8786</text:p>
          </table:table-cell>
          <table:table-cell office:value-type="float" office:value="10981" calcext:value-type="float">
            <text:p>10981</text:p>
          </table:table-cell>
          <table:table-cell table:formula="of:=(([.B4]-[.D4])^2 + ([.C4]-[.E4])^2)^0.5" office:value-type="float" office:value="348.983770519218" calcext:value-type="float">
            <text:p>348.9837705192</text:p>
          </table:table-cell>
          <table:table-cell table:formula="of:=[.F4]+[.G4]" office:value-type="float" office:value="19767" calcext:value-type="float">
            <text:p>19767</text:p>
          </table:table-cell>
          <table:table-cell table:formula="of:=SQRT([.I4])" office:value-type="float" office:value="140.595163501452" calcext:value-type="float">
            <text:p>140.5951635015</text:p>
          </table:table-cell>
          <table:table-cell table:formula="of:=[.H4]/[.J4]" office:value-type="float" office:value="2.48218901580931" calcext:value-type="float">
            <text:p>2.4821890158</text:p>
          </table:table-cell>
          <table:table-cell table:formula="of:=[.H4]/(SQRT([.F4]) + SQRT([.G4]))" office:value-type="float" office:value="1.75789269868429" calcext:value-type="float">
            <text:p>1.75789269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.044" calcext:value-type="float">
            <text:p>526.044</text:p>
          </table:table-cell>
          <table:table-cell office:value-type="float" office:value="97.8143" calcext:value-type="float">
            <text:p>97.8143</text:p>
          </table:table-cell>
          <table:table-cell office:value-type="float" office:value="177.311" calcext:value-type="float">
            <text:p>177.311</text:p>
          </table:table-cell>
          <table:table-cell office:value-type="float" office:value="85.0752" calcext:value-type="float">
            <text:p>85.0752</text:p>
          </table:table-cell>
          <table:table-cell office:value-type="float" office:value="8812" calcext:value-type="float">
            <text:p>8812</text:p>
          </table:table-cell>
          <table:table-cell office:value-type="float" office:value="10999" calcext:value-type="float">
            <text:p>10999</text:p>
          </table:table-cell>
          <table:table-cell table:formula="of:=(([.B5]-[.D5])^2 + ([.C5]-[.E5])^2)^0.5" office:value-type="float" office:value="348.965599963392" calcext:value-type="float">
            <text:p>348.9655999634</text:p>
          </table:table-cell>
          <table:table-cell table:formula="of:=[.F5]+[.G5]" office:value-type="float" office:value="19811" calcext:value-type="float">
            <text:p>19811</text:p>
          </table:table-cell>
          <table:table-cell table:formula="of:=SQRT([.I5])" office:value-type="float" office:value="140.751554165487" calcext:value-type="float">
            <text:p>140.7515541655</text:p>
          </table:table-cell>
          <table:table-cell table:formula="of:=[.H5]/[.J5]" office:value-type="float" office:value="2.47930193050017" calcext:value-type="float">
            <text:p>2.4793019305</text:p>
          </table:table-cell>
          <table:table-cell table:formula="of:=[.H5]/(SQRT([.F5]) + SQRT([.G5]))" office:value-type="float" office:value="1.75581615173575" calcext:value-type="float">
            <text:p>1.755816151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.049" calcext:value-type="float">
            <text:p>526.049</text:p>
          </table:table-cell>
          <table:table-cell office:value-type="float" office:value="97.8557" calcext:value-type="float">
            <text:p>97.8557</text:p>
          </table:table-cell>
          <table:table-cell office:value-type="float" office:value="177.344" calcext:value-type="float">
            <text:p>177.344</text:p>
          </table:table-cell>
          <table:table-cell office:value-type="float" office:value="85.0456" calcext:value-type="float">
            <text:p>85.0456</text:p>
          </table:table-cell>
          <table:table-cell office:value-type="float" office:value="8809" calcext:value-type="float">
            <text:p>8809</text:p>
          </table:table-cell>
          <table:table-cell office:value-type="float" office:value="10980" calcext:value-type="float">
            <text:p>10980</text:p>
          </table:table-cell>
          <table:table-cell table:formula="of:=(([.B6]-[.D6])^2 + ([.C6]-[.E6])^2)^0.5" office:value-type="float" office:value="348.940217927097" calcext:value-type="float">
            <text:p>348.9402179271</text:p>
          </table:table-cell>
          <table:table-cell table:formula="of:=[.F6]+[.G6]" office:value-type="float" office:value="19789" calcext:value-type="float">
            <text:p>19789</text:p>
          </table:table-cell>
          <table:table-cell table:formula="of:=SQRT([.I6])" office:value-type="float" office:value="140.673380566474" calcext:value-type="float">
            <text:p>140.6733805665</text:p>
          </table:table-cell>
          <table:table-cell table:formula="of:=[.H6]/[.J6]" office:value-type="float" office:value="2.48049927087811" calcext:value-type="float">
            <text:p>2.4804992709</text:p>
          </table:table-cell>
          <table:table-cell table:formula="of:=[.H6]/(SQRT([.F6]) + SQRT([.G6]))" office:value-type="float" office:value="1.75663064697603" calcext:value-type="float">
            <text:p>1.756630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73" calcext:value-type="float">
            <text:p>466.873</text:p>
          </table:table-cell>
          <table:table-cell office:value-type="float" office:value="162.694" calcext:value-type="float">
            <text:p>162.694</text:p>
          </table:table-cell>
          <table:table-cell office:value-type="float" office:value="193.143" calcext:value-type="float">
            <text:p>193.143</text:p>
          </table:table-cell>
          <table:table-cell office:value-type="float" office:value="160.143" calcext:value-type="float">
            <text:p>160.143</text:p>
          </table:table-cell>
          <table:table-cell office:value-type="float" office:value="5946" calcext:value-type="float">
            <text:p>5946</text:p>
          </table:table-cell>
          <table:table-cell office:value-type="float" office:value="6788" calcext:value-type="float">
            <text:p>6788</text:p>
          </table:table-cell>
          <table:table-cell table:formula="of:=(([.B7]-[.D7])^2 + ([.C7]-[.E7])^2)^0.5" office:value-type="float" office:value="273.741886639586" calcext:value-type="float">
            <text:p>273.7418866396</text:p>
          </table:table-cell>
          <table:table-cell table:formula="of:=[.F7]+[.G7]" office:value-type="float" office:value="12734" calcext:value-type="float">
            <text:p>12734</text:p>
          </table:table-cell>
          <table:table-cell table:formula="of:=SQRT([.I7])" office:value-type="float" office:value="112.845026474364" calcext:value-type="float">
            <text:p>112.8450264744</text:p>
          </table:table-cell>
          <table:table-cell table:formula="of:=[.H7]/[.J7]" office:value-type="float" office:value="2.42582145790691" calcext:value-type="float">
            <text:p>2.4258214579</text:p>
          </table:table-cell>
          <table:table-cell table:formula="of:=[.H7]/(SQRT([.F7]) + SQRT([.G7]))" office:value-type="float" office:value="1.71625405112525" calcext:value-type="float">
            <text:p>1.7162540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88" calcext:value-type="float">
            <text:p>466.888</text:p>
          </table:table-cell>
          <table:table-cell office:value-type="float" office:value="162.686" calcext:value-type="float">
            <text:p>162.686</text:p>
          </table:table-cell>
          <table:table-cell office:value-type="float" office:value="193.142" calcext:value-type="float">
            <text:p>193.142</text:p>
          </table:table-cell>
          <table:table-cell office:value-type="float" office:value="160.18" calcext:value-type="float">
            <text:p>160.18</text:p>
          </table:table-cell>
          <table:table-cell office:value-type="float" office:value="5940" calcext:value-type="float">
            <text:p>5940</text:p>
          </table:table-cell>
          <table:table-cell office:value-type="float" office:value="6792" calcext:value-type="float">
            <text:p>6792</text:p>
          </table:table-cell>
          <table:table-cell table:formula="of:=(([.B8]-[.D8])^2 + ([.C8]-[.E8])^2)^0.5" office:value-type="float" office:value="273.757470312684" calcext:value-type="float">
            <text:p>273.7574703127</text:p>
          </table:table-cell>
          <table:table-cell table:formula="of:=[.F8]+[.G8]" office:value-type="float" office:value="12732" calcext:value-type="float">
            <text:p>12732</text:p>
          </table:table-cell>
          <table:table-cell table:formula="of:=SQRT([.I8])" office:value-type="float" office:value="112.836164415492" calcext:value-type="float">
            <text:p>112.8361644155</text:p>
          </table:table-cell>
          <table:table-cell table:formula="of:=[.H8]/[.J8]" office:value-type="float" office:value="2.4261500887662" calcext:value-type="float">
            <text:p>2.4261500888</text:p>
          </table:table-cell>
          <table:table-cell table:formula="of:=[.H8]/(SQRT([.F8]) + SQRT([.G8]))" office:value-type="float" office:value="1.71650934784549" calcext:value-type="float">
            <text:p>1.7165093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64" calcext:value-type="float">
            <text:p>466.864</text:p>
          </table:table-cell>
          <table:table-cell office:value-type="float" office:value="162.647" calcext:value-type="float">
            <text:p>162.647</text:p>
          </table:table-cell>
          <table:table-cell office:value-type="float" office:value="193.145" calcext:value-type="float">
            <text:p>193.145</text:p>
          </table:table-cell>
          <table:table-cell office:value-type="float" office:value="160.131" calcext:value-type="float">
            <text:p>160.131</text:p>
          </table:table-cell>
          <table:table-cell office:value-type="float" office:value="5939" calcext:value-type="float">
            <text:p>5939</text:p>
          </table:table-cell>
          <table:table-cell office:value-type="float" office:value="6786" calcext:value-type="float">
            <text:p>6786</text:p>
          </table:table-cell>
          <table:table-cell table:formula="of:=(([.B9]-[.D9])^2 + ([.C9]-[.E9])^2)^0.5" office:value-type="float" office:value="273.730563176639" calcext:value-type="float">
            <text:p>273.7305631766</text:p>
          </table:table-cell>
          <table:table-cell table:formula="of:=[.F9]+[.G9]" office:value-type="float" office:value="12725" calcext:value-type="float">
            <text:p>12725</text:p>
          </table:table-cell>
          <table:table-cell table:formula="of:=SQRT([.I9])" office:value-type="float" office:value="112.805141726785" calcext:value-type="float">
            <text:p>112.8051417268</text:p>
          </table:table-cell>
          <table:table-cell table:formula="of:=[.H9]/[.J9]" office:value-type="float" office:value="2.42657877988946" calcext:value-type="float">
            <text:p>2.4265787799</text:p>
          </table:table-cell>
          <table:table-cell table:formula="of:=[.H9]/(SQRT([.F9]) + SQRT([.G9]))" office:value-type="float" office:value="1.71680241314613" calcext:value-type="float">
            <text:p>1.7168024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97" calcext:value-type="float">
            <text:p>466.897</text:p>
          </table:table-cell>
          <table:table-cell office:value-type="float" office:value="162.704" calcext:value-type="float">
            <text:p>162.704</text:p>
          </table:table-cell>
          <table:table-cell office:value-type="float" office:value="193.147" calcext:value-type="float">
            <text:p>193.147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5941" calcext:value-type="float">
            <text:p>5941</text:p>
          </table:table-cell>
          <table:table-cell office:value-type="float" office:value="6791" calcext:value-type="float">
            <text:p>6791</text:p>
          </table:table-cell>
          <table:table-cell table:formula="of:=(([.B10]-[.D10])^2 + ([.C10]-[.E10])^2)^0.5" office:value-type="float" office:value="273.761718633194" calcext:value-type="float">
            <text:p>273.7617186332</text:p>
          </table:table-cell>
          <table:table-cell table:formula="of:=[.F10]+[.G10]" office:value-type="float" office:value="12732" calcext:value-type="float">
            <text:p>12732</text:p>
          </table:table-cell>
          <table:table-cell table:formula="of:=SQRT([.I10])" office:value-type="float" office:value="112.836164415492" calcext:value-type="float">
            <text:p>112.8361644155</text:p>
          </table:table-cell>
          <table:table-cell table:formula="of:=[.H10]/[.J10]" office:value-type="float" office:value="2.42618773911112" calcext:value-type="float">
            <text:p>2.4261877391</text:p>
          </table:table-cell>
          <table:table-cell table:formula="of:=[.H10]/(SQRT([.F10]) + SQRT([.G10]))" office:value-type="float" office:value="1.71653146477551" calcext:value-type="float">
            <text:p>1.7165314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83" calcext:value-type="float">
            <text:p>466.883</text:p>
          </table:table-cell>
          <table:table-cell office:value-type="float" office:value="162.686" calcext:value-type="float">
            <text:p>162.686</text:p>
          </table:table-cell>
          <table:table-cell office:value-type="float" office:value="193.148" calcext:value-type="float">
            <text:p>193.148</text:p>
          </table:table-cell>
          <table:table-cell office:value-type="float" office:value="160.134" calcext:value-type="float">
            <text:p>160.134</text:p>
          </table:table-cell>
          <table:table-cell office:value-type="float" office:value="5943" calcext:value-type="float">
            <text:p>5943</text:p>
          </table:table-cell>
          <table:table-cell office:value-type="float" office:value="6787" calcext:value-type="float">
            <text:p>6787</text:p>
          </table:table-cell>
          <table:table-cell table:formula="of:=(([.B11]-[.D11])^2 + ([.C11]-[.E11])^2)^0.5" office:value-type="float" office:value="273.74689574313" calcext:value-type="float">
            <text:p>273.7468957431</text:p>
          </table:table-cell>
          <table:table-cell table:formula="of:=[.F11]+[.G11]" office:value-type="float" office:value="12730" calcext:value-type="float">
            <text:p>12730</text:p>
          </table:table-cell>
          <table:table-cell table:formula="of:=SQRT([.I11])" office:value-type="float" office:value="112.827301660547" calcext:value-type="float">
            <text:p>112.8273016605</text:p>
          </table:table-cell>
          <table:table-cell table:formula="of:=[.H11]/[.J11]" office:value-type="float" office:value="2.42624694302029" calcext:value-type="float">
            <text:p>2.426246943</text:p>
          </table:table-cell>
          <table:table-cell table:formula="of:=[.H11]/(SQRT([.F11]) + SQRT([.G11]))" office:value-type="float" office:value="1.71656015037491" calcext:value-type="float">
            <text:p>1.7165601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.888" calcext:value-type="float">
            <text:p>466.888</text:p>
          </table:table-cell>
          <table:table-cell office:value-type="float" office:value="162.712" calcext:value-type="float">
            <text:p>162.712</text:p>
          </table:table-cell>
          <table:table-cell office:value-type="float" office:value="193.138" calcext:value-type="float">
            <text:p>193.138</text:p>
          </table:table-cell>
          <table:table-cell office:value-type="float" office:value="160.162" calcext:value-type="float">
            <text:p>160.162</text:p>
          </table:table-cell>
          <table:table-cell office:value-type="float" office:value="5944" calcext:value-type="float">
            <text:p>5944</text:p>
          </table:table-cell>
          <table:table-cell office:value-type="float" office:value="6786" calcext:value-type="float">
            <text:p>6786</text:p>
          </table:table-cell>
          <table:table-cell table:formula="of:=(([.B12]-[.D12])^2 + ([.C12]-[.E12])^2)^0.5" office:value-type="float" office:value="273.761876454703" calcext:value-type="float">
            <text:p>273.7618764547</text:p>
          </table:table-cell>
          <table:table-cell table:formula="of:=[.F12]+[.G12]" office:value-type="float" office:value="12730" calcext:value-type="float">
            <text:p>12730</text:p>
          </table:table-cell>
          <table:table-cell table:formula="of:=SQRT([.I12])" office:value-type="float" office:value="112.827301660547" calcext:value-type="float">
            <text:p>112.8273016605</text:p>
          </table:table-cell>
          <table:table-cell table:formula="of:=[.H12]/[.J12]" office:value-type="float" office:value="2.42637971861053" calcext:value-type="float">
            <text:p>2.4263797186</text:p>
          </table:table-cell>
          <table:table-cell table:formula="of:=[.H12]/(SQRT([.F12]) + SQRT([.G12]))" office:value-type="float" office:value="1.71664960882678" calcext:value-type="float">
            <text:p>1.7166496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.535" calcext:value-type="float">
            <text:p>393.535</text:p>
          </table:table-cell>
          <table:table-cell office:value-type="float" office:value="232.541" calcext:value-type="float">
            <text:p>232.541</text:p>
          </table:table-cell>
          <table:table-cell office:value-type="float" office:value="197.686" calcext:value-type="float">
            <text:p>197.686</text:p>
          </table:table-cell>
          <table:table-cell office:value-type="float" office:value="230.781" calcext:value-type="float">
            <text:p>230.781</text:p>
          </table:table-cell>
          <table:table-cell office:value-type="float" office:value="3160" calcext:value-type="float">
            <text:p>3160</text:p>
          </table:table-cell>
          <table:table-cell office:value-type="float" office:value="3683" calcext:value-type="float">
            <text:p>3683</text:p>
          </table:table-cell>
          <table:table-cell table:formula="of:=(([.B13]-[.D13])^2 + ([.C13]-[.E13])^2)^0.5" office:value-type="float" office:value="195.856907973653" calcext:value-type="float">
            <text:p>195.8569079737</text:p>
          </table:table-cell>
          <table:table-cell table:formula="of:=[.F13]+[.G13]" office:value-type="float" office:value="6843" calcext:value-type="float">
            <text:p>6843</text:p>
          </table:table-cell>
          <table:table-cell table:formula="of:=SQRT([.I13])" office:value-type="float" office:value="82.7224274305342" calcext:value-type="float">
            <text:p>82.7224274305</text:p>
          </table:table-cell>
          <table:table-cell table:formula="of:=[.H13]/[.J13]" office:value-type="float" office:value="2.3676397569223" calcext:value-type="float">
            <text:p>2.3676397569</text:p>
          </table:table-cell>
          <table:table-cell table:formula="of:=[.H13]/(SQRT([.F13]) + SQRT([.G13]))" office:value-type="float" office:value="1.67539968368973" calcext:value-type="float">
            <text:p>1.675399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.52" calcext:value-type="float">
            <text:p>393.52</text:p>
          </table:table-cell>
          <table:table-cell office:value-type="float" office:value="232.486" calcext:value-type="float">
            <text:p>232.486</text:p>
          </table:table-cell>
          <table:table-cell office:value-type="float" office:value="197.663" calcext:value-type="float">
            <text:p>197.663</text:p>
          </table:table-cell>
          <table:table-cell office:value-type="float" office:value="230.7" calcext:value-type="float">
            <text:p>230.7</text:p>
          </table:table-cell>
          <table:table-cell office:value-type="float" office:value="3165" calcext:value-type="float">
            <text:p>3165</text:p>
          </table:table-cell>
          <table:table-cell office:value-type="float" office:value="3686" calcext:value-type="float">
            <text:p>3686</text:p>
          </table:table-cell>
          <table:table-cell table:formula="of:=(([.B14]-[.D14])^2 + ([.C14]-[.E14])^2)^0.5" office:value-type="float" office:value="195.865143006611" calcext:value-type="float">
            <text:p>195.8651430066</text:p>
          </table:table-cell>
          <table:table-cell table:formula="of:=[.F14]+[.G14]" office:value-type="float" office:value="6851" calcext:value-type="float">
            <text:p>6851</text:p>
          </table:table-cell>
          <table:table-cell table:formula="of:=SQRT([.I14])" office:value-type="float" office:value="82.7707677867011" calcext:value-type="float">
            <text:p>82.7707677867</text:p>
          </table:table-cell>
          <table:table-cell table:formula="of:=[.H14]/[.J14]" office:value-type="float" office:value="2.36635648362417" calcext:value-type="float">
            <text:p>2.3663564836</text:p>
          </table:table-cell>
          <table:table-cell table:formula="of:=[.H14]/(SQRT([.F14]) + SQRT([.G14]))" office:value-type="float" office:value="1.67447938977638" calcext:value-type="float">
            <text:p>1.674479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.529" calcext:value-type="float">
            <text:p>393.529</text:p>
          </table:table-cell>
          <table:table-cell office:value-type="float" office:value="232.497" calcext:value-type="float">
            <text:p>232.497</text:p>
          </table:table-cell>
          <table:table-cell office:value-type="float" office:value="197.65" calcext:value-type="float">
            <text:p>197.65</text:p>
          </table:table-cell>
          <table:table-cell office:value-type="float" office:value="230.723" calcext:value-type="float">
            <text:p>230.723</text:p>
          </table:table-cell>
          <table:table-cell office:value-type="float" office:value="3164" calcext:value-type="float">
            <text:p>3164</text:p>
          </table:table-cell>
          <table:table-cell office:value-type="float" office:value="3677" calcext:value-type="float">
            <text:p>3677</text:p>
          </table:table-cell>
          <table:table-cell table:formula="of:=(([.B15]-[.D15])^2 + ([.C15]-[.E15])^2)^0.5" office:value-type="float" office:value="195.887033049664" calcext:value-type="float">
            <text:p>195.8870330497</text:p>
          </table:table-cell>
          <table:table-cell table:formula="of:=[.F15]+[.G15]" office:value-type="float" office:value="6841" calcext:value-type="float">
            <text:p>6841</text:p>
          </table:table-cell>
          <table:table-cell table:formula="of:=SQRT([.I15])" office:value-type="float" office:value="82.7103379270089" calcext:value-type="float">
            <text:p>82.710337927</text:p>
          </table:table-cell>
          <table:table-cell table:formula="of:=[.H15]/[.J15]" office:value-type="float" office:value="2.36835005102424" calcext:value-type="float">
            <text:p>2.368350051</text:p>
          </table:table-cell>
          <table:table-cell table:formula="of:=[.H15]/(SQRT([.F15]) + SQRT([.G15]))" office:value-type="float" office:value="1.67585644961893" calcext:value-type="float">
            <text:p>1.6758564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.508" calcext:value-type="float">
            <text:p>393.508</text:p>
          </table:table-cell>
          <table:table-cell office:value-type="float" office:value="232.487" calcext:value-type="float">
            <text:p>232.487</text:p>
          </table:table-cell>
          <table:table-cell office:value-type="float" office:value="197.669" calcext:value-type="float">
            <text:p>197.669</text:p>
          </table:table-cell>
          <table:table-cell office:value-type="float" office:value="230.759" calcext:value-type="float">
            <text:p>230.759</text:p>
          </table:table-cell>
          <table:table-cell office:value-type="float" office:value="3157" calcext:value-type="float">
            <text:p>3157</text:p>
          </table:table-cell>
          <table:table-cell office:value-type="float" office:value="3688" calcext:value-type="float">
            <text:p>3688</text:p>
          </table:table-cell>
          <table:table-cell table:formula="of:=(([.B16]-[.D16])^2 + ([.C16]-[.E16])^2)^0.5" office:value-type="float" office:value="195.846623419961" calcext:value-type="float">
            <text:p>195.84662342</text:p>
          </table:table-cell>
          <table:table-cell table:formula="of:=[.F16]+[.G16]" office:value-type="float" office:value="6845" calcext:value-type="float">
            <text:p>6845</text:p>
          </table:table-cell>
          <table:table-cell table:formula="of:=SQRT([.I16])" office:value-type="float" office:value="82.7345151674922" calcext:value-type="float">
            <text:p>82.7345151675</text:p>
          </table:table-cell>
          <table:table-cell table:formula="of:=[.H16]/[.J16]" office:value-type="float" office:value="2.36716953043695" calcext:value-type="float">
            <text:p>2.3671695304</text:p>
          </table:table-cell>
          <table:table-cell table:formula="of:=[.H16]/(SQRT([.F16]) + SQRT([.G16]))" office:value-type="float" office:value="1.67510407225593" calcext:value-type="float">
            <text:p>1.6751040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3.537" calcext:value-type="float">
            <text:p>393.537</text:p>
          </table:table-cell>
          <table:table-cell office:value-type="float" office:value="232.469" calcext:value-type="float">
            <text:p>232.469</text:p>
          </table:table-cell>
          <table:table-cell office:value-type="float" office:value="197.666" calcext:value-type="float">
            <text:p>197.666</text:p>
          </table:table-cell>
          <table:table-cell office:value-type="float" office:value="230.754" calcext:value-type="float">
            <text:p>230.754</text:p>
          </table:table-cell>
          <table:table-cell office:value-type="float" office:value="3161" calcext:value-type="float">
            <text:p>3161</text:p>
          </table:table-cell>
          <table:table-cell office:value-type="float" office:value="3684" calcext:value-type="float">
            <text:p>3684</text:p>
          </table:table-cell>
          <table:table-cell table:formula="of:=(([.B17]-[.D17])^2 + ([.C17]-[.E17])^2)^0.5" office:value-type="float" office:value="195.878507922641" calcext:value-type="float">
            <text:p>195.8785079226</text:p>
          </table:table-cell>
          <table:table-cell table:formula="of:=[.F17]+[.G17]" office:value-type="float" office:value="6845" calcext:value-type="float">
            <text:p>6845</text:p>
          </table:table-cell>
          <table:table-cell table:formula="of:=SQRT([.I17])" office:value-type="float" office:value="82.7345151674922" calcext:value-type="float">
            <text:p>82.7345151675</text:p>
          </table:table-cell>
          <table:table-cell table:formula="of:=[.H17]/[.J17]" office:value-type="float" office:value="2.36755491376354" calcext:value-type="float">
            <text:p>2.3675549138</text:p>
          </table:table-cell>
          <table:table-cell table:formula="of:=[.H17]/(SQRT([.F17]) + SQRT([.G17]))" office:value-type="float" office:value="1.67533892871716" calcext:value-type="float">
            <text:p>1.6753389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28" calcext:value-type="float">
            <text:p>360.428</text:p>
          </table:table-cell>
          <table:table-cell office:value-type="float" office:value="274.192" calcext:value-type="float">
            <text:p>274.192</text:p>
          </table:table-cell>
          <table:table-cell office:value-type="float" office:value="210.81" calcext:value-type="float">
            <text:p>210.81</text:p>
          </table:table-cell>
          <table:table-cell office:value-type="float" office:value="272.953" calcext:value-type="float">
            <text:p>272.953</text:p>
          </table:table-cell>
          <table:table-cell office:value-type="float" office:value="1922" calcext:value-type="float">
            <text:p>1922</text:p>
          </table:table-cell>
          <table:table-cell office:value-type="float" office:value="2224" calcext:value-type="float">
            <text:p>2224</text:p>
          </table:table-cell>
          <table:table-cell table:formula="of:=(([.B18]-[.D18])^2 + ([.C18]-[.E18])^2)^0.5" office:value-type="float" office:value="149.623130046795" calcext:value-type="float">
            <text:p>149.6231300468</text:p>
          </table:table-cell>
          <table:table-cell table:formula="of:=[.F18]+[.G18]" office:value-type="float" office:value="4146" calcext:value-type="float">
            <text:p>4146</text:p>
          </table:table-cell>
          <table:table-cell table:formula="of:=SQRT([.I18])" office:value-type="float" office:value="64.389440128021" calcext:value-type="float">
            <text:p>64.389440128</text:p>
          </table:table-cell>
          <table:table-cell table:formula="of:=[.H18]/[.J18]" office:value-type="float" office:value="2.32372155666068" calcext:value-type="float">
            <text:p>2.3237215567</text:p>
          </table:table-cell>
          <table:table-cell table:formula="of:=[.H18]/(SQRT([.F18]) + SQRT([.G18]))" office:value-type="float" office:value="1.64421157679118" calcext:value-type="float">
            <text:p>1.6442115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22" calcext:value-type="float">
            <text:p>360.422</text:p>
          </table:table-cell>
          <table:table-cell office:value-type="float" office:value="274.129" calcext:value-type="float">
            <text:p>274.129</text:p>
          </table:table-cell>
          <table:table-cell office:value-type="float" office:value="210.81" calcext:value-type="float">
            <text:p>210.81</text:p>
          </table:table-cell>
          <table:table-cell office:value-type="float" office:value="272.953" calcext:value-type="float">
            <text:p>272.953</text:p>
          </table:table-cell>
          <table:table-cell office:value-type="float" office:value="1924" calcext:value-type="float">
            <text:p>1924</text:p>
          </table:table-cell>
          <table:table-cell office:value-type="float" office:value="2224" calcext:value-type="float">
            <text:p>2224</text:p>
          </table:table-cell>
          <table:table-cell table:formula="of:=(([.B19]-[.D19])^2 + ([.C19]-[.E19])^2)^0.5" office:value-type="float" office:value="149.616621803862" calcext:value-type="float">
            <text:p>149.6166218039</text:p>
          </table:table-cell>
          <table:table-cell table:formula="of:=[.F19]+[.G19]" office:value-type="float" office:value="4148" calcext:value-type="float">
            <text:p>4148</text:p>
          </table:table-cell>
          <table:table-cell table:formula="of:=SQRT([.I19])" office:value-type="float" office:value="64.4049687524185" calcext:value-type="float">
            <text:p>64.4049687524</text:p>
          </table:table-cell>
          <table:table-cell table:formula="of:=[.H19]/[.J19]" office:value-type="float" office:value="2.32306023435877" calcext:value-type="float">
            <text:p>2.3230602344</text:p>
          </table:table-cell>
          <table:table-cell table:formula="of:=[.H19]/(SQRT([.F19]) + SQRT([.G19]))" office:value-type="float" office:value="1.64372815042828" calcext:value-type="float">
            <text:p>1.6437281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39" calcext:value-type="float">
            <text:p>360.439</text:p>
          </table:table-cell>
          <table:table-cell office:value-type="float" office:value="274.202" calcext:value-type="float">
            <text:p>274.202</text:p>
          </table:table-cell>
          <table:table-cell office:value-type="float" office:value="210.851" calcext:value-type="float">
            <text:p>210.851</text:p>
          </table:table-cell>
          <table:table-cell office:value-type="float" office:value="272.946" calcext:value-type="float">
            <text:p>272.946</text:p>
          </table:table-cell>
          <table:table-cell office:value-type="float" office:value="1921" calcext:value-type="float">
            <text:p>1921</text:p>
          </table:table-cell>
          <table:table-cell office:value-type="float" office:value="2226" calcext:value-type="float">
            <text:p>2226</text:p>
          </table:table-cell>
          <table:table-cell table:formula="of:=(([.B20]-[.D20])^2 + ([.C20]-[.E20])^2)^0.5" office:value-type="float" office:value="149.5932728434" calcext:value-type="float">
            <text:p>149.5932728434</text:p>
          </table:table-cell>
          <table:table-cell table:formula="of:=[.F20]+[.G20]" office:value-type="float" office:value="4147" calcext:value-type="float">
            <text:p>4147</text:p>
          </table:table-cell>
          <table:table-cell table:formula="of:=SQRT([.I20])" office:value-type="float" office:value="64.3972049082877" calcext:value-type="float">
            <text:p>64.3972049083</text:p>
          </table:table-cell>
          <table:table-cell table:formula="of:=[.H20]/[.J20]" office:value-type="float" office:value="2.32297772949068" calcext:value-type="float">
            <text:p>2.3229777295</text:p>
          </table:table-cell>
          <table:table-cell table:formula="of:=[.H20]/(SQRT([.F20]) + SQRT([.G20]))" office:value-type="float" office:value="1.64370657761835" calcext:value-type="float">
            <text:p>1.6437065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28" calcext:value-type="float">
            <text:p>360.428</text:p>
          </table:table-cell>
          <table:table-cell office:value-type="float" office:value="274.192" calcext:value-type="float">
            <text:p>274.192</text:p>
          </table:table-cell>
          <table:table-cell office:value-type="float" office:value="210.85" calcext:value-type="float">
            <text:p>210.85</text:p>
          </table:table-cell>
          <table:table-cell office:value-type="float" office:value="272.985" calcext:value-type="float">
            <text:p>272.985</text:p>
          </table:table-cell>
          <table:table-cell office:value-type="float" office:value="1922" calcext:value-type="float">
            <text:p>1922</text:p>
          </table:table-cell>
          <table:table-cell office:value-type="float" office:value="2231" calcext:value-type="float">
            <text:p>2231</text:p>
          </table:table-cell>
          <table:table-cell table:formula="of:=(([.B21]-[.D21])^2 + ([.C21]-[.E21])^2)^0.5" office:value-type="float" office:value="149.582869784611" calcext:value-type="float">
            <text:p>149.5828697846</text:p>
          </table:table-cell>
          <table:table-cell table:formula="of:=[.F21]+[.G21]" office:value-type="float" office:value="4153" calcext:value-type="float">
            <text:p>4153</text:p>
          </table:table-cell>
          <table:table-cell table:formula="of:=SQRT([.I21])" office:value-type="float" office:value="64.4437739428721" calcext:value-type="float">
            <text:p>64.4437739429</text:p>
          </table:table-cell>
          <table:table-cell table:formula="of:=[.H21]/[.J21]" office:value-type="float" office:value="2.32113764655082" calcext:value-type="float">
            <text:p>2.3211376466</text:p>
          </table:table-cell>
          <table:table-cell table:formula="of:=[.H21]/(SQRT([.F21]) + SQRT([.G21]))" office:value-type="float" office:value="1.64243069613404" calcext:value-type="float">
            <text:p>1.6424306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46" calcext:value-type="float">
            <text:p>360.446</text:p>
          </table:table-cell>
          <table:table-cell office:value-type="float" office:value="274.202" calcext:value-type="float">
            <text:p>274.202</text:p>
          </table:table-cell>
          <table:table-cell office:value-type="float" office:value="210.829" calcext:value-type="float">
            <text:p>210.829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920" calcext:value-type="float">
            <text:p>1920</text:p>
          </table:table-cell>
          <table:table-cell office:value-type="float" office:value="2222" calcext:value-type="float">
            <text:p>2222</text:p>
          </table:table-cell>
          <table:table-cell table:formula="of:=(([.B22]-[.D22])^2 + ([.C22]-[.E22])^2)^0.5" office:value-type="float" office:value="149.622458117089" calcext:value-type="float">
            <text:p>149.6224581171</text:p>
          </table:table-cell>
          <table:table-cell table:formula="of:=[.F22]+[.G22]" office:value-type="float" office:value="4142" calcext:value-type="float">
            <text:p>4142</text:p>
          </table:table-cell>
          <table:table-cell table:formula="of:=SQRT([.I22])" office:value-type="float" office:value="64.3583716388164" calcext:value-type="float">
            <text:p>64.3583716388</text:p>
          </table:table-cell>
          <table:table-cell table:formula="of:=[.H22]/[.J22]" office:value-type="float" office:value="2.32483287421845" calcext:value-type="float">
            <text:p>2.3248328742</text:p>
          </table:table-cell>
          <table:table-cell table:formula="of:=[.H22]/(SQRT([.F22]) + SQRT([.G22]))" office:value-type="float" office:value="1.6450000360439" calcext:value-type="float">
            <text:p>1.645000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.424" calcext:value-type="float">
            <text:p>360.424</text:p>
          </table:table-cell>
          <table:table-cell office:value-type="float" office:value="274.179" calcext:value-type="float">
            <text:p>274.179</text:p>
          </table:table-cell>
          <table:table-cell office:value-type="float" office:value="210.829" calcext:value-type="float">
            <text:p>210.829</text:p>
          </table:table-cell>
          <table:table-cell office:value-type="float" office:value="272.924" calcext:value-type="float">
            <text:p>272.924</text:p>
          </table:table-cell>
          <table:table-cell office:value-type="float" office:value="1918" calcext:value-type="float">
            <text:p>1918</text:p>
          </table:table-cell>
          <table:table-cell office:value-type="float" office:value="2222" calcext:value-type="float">
            <text:p>2222</text:p>
          </table:table-cell>
          <table:table-cell table:formula="of:=(([.B23]-[.D23])^2 + ([.C23]-[.E23])^2)^0.5" office:value-type="float" office:value="149.600264204312" calcext:value-type="float">
            <text:p>149.6002642043</text:p>
          </table:table-cell>
          <table:table-cell table:formula="of:=[.F23]+[.G23]" office:value-type="float" office:value="4140" calcext:value-type="float">
            <text:p>4140</text:p>
          </table:table-cell>
          <table:table-cell table:formula="of:=SQRT([.I23])" office:value-type="float" office:value="64.3428317685816" calcext:value-type="float">
            <text:p>64.3428317686</text:p>
          </table:table-cell>
          <table:table-cell table:formula="of:=[.H23]/[.J23]" office:value-type="float" office:value="2.32504942807571" calcext:value-type="float">
            <text:p>2.3250494281</text:p>
          </table:table-cell>
          <table:table-cell table:formula="of:=[.H23]/(SQRT([.F23]) + SQRT([.G23]))" office:value-type="float" office:value="1.6451689260451" calcext:value-type="float">
            <text:p>1.6451689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314.941" calcext:value-type="float">
            <text:p>314.941</text:p>
          </table:table-cell>
          <table:table-cell office:value-type="float" office:value="220.556" calcext:value-type="float">
            <text:p>220.556</text:p>
          </table:table-cell>
          <table:table-cell office:value-type="float" office:value="315.611" calcext:value-type="float">
            <text:p>315.611</text:p>
          </table:table-cell>
          <table:table-cell office:value-type="float" office:value="1013" calcext:value-type="float">
            <text:p>1013</text:p>
          </table:table-cell>
          <table:table-cell office:value-type="float" office:value="1085" calcext:value-type="float">
            <text:p>1085</text:p>
          </table:table-cell>
          <table:table-cell table:formula="of:=(([.B24]-[.D24])^2 + ([.C24]-[.E24])^2)^0.5" office:value-type="float" office:value="104.509147680957" calcext:value-type="float">
            <text:p>104.509147681</text:p>
          </table:table-cell>
          <table:table-cell table:formula="of:=[.F24]+[.G24]" office:value-type="float" office:value="2098" calcext:value-type="float">
            <text:p>2098</text:p>
          </table:table-cell>
          <table:table-cell table:formula="of:=SQRT([.I24])" office:value-type="float" office:value="45.8039299623952" calcext:value-type="float">
            <text:p>45.8039299624</text:p>
          </table:table-cell>
          <table:table-cell table:formula="of:=[.H24]/[.J24]" office:value-type="float" office:value="2.28166333689616" calcext:value-type="float">
            <text:p>2.2816633369</text:p>
          </table:table-cell>
          <table:table-cell table:formula="of:=[.H24]/(SQRT([.F24]) + SQRT([.G24]))" office:value-type="float" office:value="1.61361726060481" calcext:value-type="float">
            <text:p>1.6136172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314.941" calcext:value-type="float">
            <text:p>314.941</text:p>
          </table:table-cell>
          <table:table-cell office:value-type="float" office:value="220.553" calcext:value-type="float">
            <text:p>220.553</text:p>
          </table:table-cell>
          <table:table-cell office:value-type="float" office:value="315.587" calcext:value-type="float">
            <text:p>315.587</text:p>
          </table:table-cell>
          <table:table-cell office:value-type="float" office:value="1013" calcext:value-type="float">
            <text:p>1013</text:p>
          </table:table-cell>
          <table:table-cell office:value-type="float" office:value="1086" calcext:value-type="float">
            <text:p>1086</text:p>
          </table:table-cell>
          <table:table-cell table:formula="of:=(([.B25]-[.D25])^2 + ([.C25]-[.E25])^2)^0.5" office:value-type="float" office:value="104.511996517146" calcext:value-type="float">
            <text:p>104.5119965171</text:p>
          </table:table-cell>
          <table:table-cell table:formula="of:=[.F25]+[.G25]" office:value-type="float" office:value="2099" calcext:value-type="float">
            <text:p>2099</text:p>
          </table:table-cell>
          <table:table-cell table:formula="of:=SQRT([.I25])" office:value-type="float" office:value="45.8148447558212" calcext:value-type="float">
            <text:p>45.8148447558</text:p>
          </table:table-cell>
          <table:table-cell table:formula="of:=[.H25]/[.J25]" office:value-type="float" office:value="2.2811819416646" calcext:value-type="float">
            <text:p>2.2811819417</text:p>
          </table:table-cell>
          <table:table-cell table:formula="of:=[.H25]/(SQRT([.F25]) + SQRT([.G25]))" office:value-type="float" office:value="1.61328322899196" calcext:value-type="float">
            <text:p>1.613283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314.941" calcext:value-type="float">
            <text:p>314.941</text:p>
          </table:table-cell>
          <table:table-cell office:value-type="float" office:value="220.533" calcext:value-type="float">
            <text:p>220.533</text:p>
          </table:table-cell>
          <table:table-cell office:value-type="float" office:value="315.655" calcext:value-type="float">
            <text:p>315.655</text:p>
          </table:table-cell>
          <table:table-cell office:value-type="float" office:value="1013" calcext:value-type="float">
            <text:p>1013</text:p>
          </table:table-cell>
          <table:table-cell office:value-type="float" office:value="1087" calcext:value-type="float">
            <text:p>1087</text:p>
          </table:table-cell>
          <table:table-cell table:formula="of:=(([.B26]-[.D26])^2 + ([.C26]-[.E26])^2)^0.5" office:value-type="float" office:value="104.532438486816" calcext:value-type="float">
            <text:p>104.5324384868</text:p>
          </table:table-cell>
          <table:table-cell table:formula="of:=[.F26]+[.G26]" office:value-type="float" office:value="2100" calcext:value-type="float">
            <text:p>2100</text:p>
          </table:table-cell>
          <table:table-cell table:formula="of:=SQRT([.I26])" office:value-type="float" office:value="45.8257569495584" calcext:value-type="float">
            <text:p>45.8257569496</text:p>
          </table:table-cell>
          <table:table-cell table:formula="of:=[.H26]/[.J26]" office:value-type="float" office:value="2.28108481878167" calcext:value-type="float">
            <text:p>2.2810848188</text:p>
          </table:table-cell>
          <table:table-cell table:formula="of:=[.H26]/(SQRT([.F26]) + SQRT([.G26]))" office:value-type="float" office:value="1.61322103782933" calcext:value-type="float">
            <text:p>1.613221037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25.1" calcext:value-type="float">
            <text:p>325.1</text:p>
          </table:table-cell>
          <table:table-cell office:value-type="float" office:value="314.895" calcext:value-type="float">
            <text:p>314.895</text:p>
          </table:table-cell>
          <table:table-cell office:value-type="float" office:value="220.548" calcext:value-type="float">
            <text:p>220.548</text:p>
          </table:table-cell>
          <table:table-cell office:value-type="float" office:value="315.638" calcext:value-type="float">
            <text:p>315.638</text:p>
          </table:table-cell>
          <table:table-cell office:value-type="float" office:value="1016" calcext:value-type="float">
            <text:p>1016</text:p>
          </table:table-cell>
          <table:table-cell office:value-type="float" office:value="1087" calcext:value-type="float">
            <text:p>1087</text:p>
          </table:table-cell>
          <table:table-cell table:formula="of:=(([.B27]-[.D27])^2 + ([.C27]-[.E27])^2)^0.5" office:value-type="float" office:value="104.554640035725" calcext:value-type="float">
            <text:p>104.5546400357</text:p>
          </table:table-cell>
          <table:table-cell table:formula="of:=[.F27]+[.G27]" office:value-type="float" office:value="2103" calcext:value-type="float">
            <text:p>2103</text:p>
          </table:table-cell>
          <table:table-cell table:formula="of:=SQRT([.I27])" office:value-type="float" office:value="45.8584779511924" calcext:value-type="float">
            <text:p>45.8584779512</text:p>
          </table:table-cell>
          <table:table-cell table:formula="of:=[.H27]/[.J27]" office:value-type="float" office:value="2.27994134796631" calcext:value-type="float">
            <text:p>2.279941348</text:p>
          </table:table-cell>
          <table:table-cell table:formula="of:=[.H27]/(SQRT([.F27]) + SQRT([.G27]))" office:value-type="float" office:value="1.61239180027916" calcext:value-type="float">
            <text:p>1.6123918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314.941" calcext:value-type="float">
            <text:p>314.941</text:p>
          </table:table-cell>
          <table:table-cell office:value-type="float" office:value="220.553" calcext:value-type="float">
            <text:p>220.553</text:p>
          </table:table-cell>
          <table:table-cell office:value-type="float" office:value="315.587" calcext:value-type="float">
            <text:p>315.587</text:p>
          </table:table-cell>
          <table:table-cell office:value-type="float" office:value="1013" calcext:value-type="float">
            <text:p>1013</text:p>
          </table:table-cell>
          <table:table-cell office:value-type="float" office:value="1086" calcext:value-type="float">
            <text:p>1086</text:p>
          </table:table-cell>
          <table:table-cell table:formula="of:=(([.B28]-[.D28])^2 + ([.C28]-[.E28])^2)^0.5" office:value-type="float" office:value="104.511996517146" calcext:value-type="float">
            <text:p>104.5119965171</text:p>
          </table:table-cell>
          <table:table-cell table:formula="of:=[.F28]+[.G28]" office:value-type="float" office:value="2099" calcext:value-type="float">
            <text:p>2099</text:p>
          </table:table-cell>
          <table:table-cell table:formula="of:=SQRT([.I28])" office:value-type="float" office:value="45.8148447558212" calcext:value-type="float">
            <text:p>45.8148447558</text:p>
          </table:table-cell>
          <table:table-cell table:formula="of:=[.H28]/[.J28]" office:value-type="float" office:value="2.2811819416646" calcext:value-type="float">
            <text:p>2.2811819417</text:p>
          </table:table-cell>
          <table:table-cell table:formula="of:=[.H28]/(SQRT([.F28]) + SQRT([.G28]))" office:value-type="float" office:value="1.61328322899196" calcext:value-type="float">
            <text:p>1.613283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.602" calcext:value-type="float">
            <text:p>224.602</text:p>
          </table:table-cell>
          <table:table-cell office:value-type="float" office:value="338.788" calcext:value-type="float">
            <text:p>338.788</text:p>
          </table:table-cell>
          <table:table-cell office:value-type="float" office:value="302.527" calcext:value-type="float">
            <text:p>302.527</text:p>
          </table:table-cell>
          <table:table-cell office:value-type="float" office:value="337.547" calcext:value-type="float">
            <text:p>337.547</text:p>
          </table:table-cell>
          <table:table-cell office:value-type="float" office:value="636" calcext:value-type="float">
            <text:p>636</text:p>
          </table:table-cell>
          <table:table-cell office:value-type="float" office:value="596" calcext:value-type="float">
            <text:p>596</text:p>
          </table:table-cell>
          <table:table-cell table:formula="of:=(([.B29]-[.D29])^2 + ([.C29]-[.E29])^2)^0.5" office:value-type="float" office:value="77.9348811893622" calcext:value-type="float">
            <text:p>77.9348811894</text:p>
          </table:table-cell>
          <table:table-cell table:formula="of:=[.F29]+[.G29]" office:value-type="float" office:value="1232" calcext:value-type="float">
            <text:p>1232</text:p>
          </table:table-cell>
          <table:table-cell table:formula="of:=SQRT([.I29])" office:value-type="float" office:value="35.0998575495685" calcext:value-type="float">
            <text:p>35.0998575496</text:p>
          </table:table-cell>
          <table:table-cell table:formula="of:=[.H29]/[.J29]" office:value-type="float" office:value="2.22037599666328" calcext:value-type="float">
            <text:p>2.2203759967</text:p>
          </table:table-cell>
          <table:table-cell table:formula="of:=[.H29]/(SQRT([.F29]) + SQRT([.G29]))" office:value-type="float" office:value="1.57024990025578" calcext:value-type="float">
            <text:p>1.5702499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20:01:56.38948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20:54:48.728307684</dc:date>
    <meta:editing-duration>PT2H18M21S</meta:editing-duration>
    <meta:editing-cycles>24</meta:editing-cycles>
    <meta:generator>LibreOffice/5.1.6.2$Linux_AARCH64 LibreOffice_project/10m0$Build-2</meta:generator>
    <meta:document-statistic meta:table-count="1" meta:cell-count="3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4cm" svg:y="0.316cm" chart:style-name="ch2">
          <text:p>Magnitude of Connector vs Sum of Target Areas</text:p>
        </chart:title>
        <chart:legend chart:legend-position="end" svg:x="14.531cm" svg:y="4.201cm" style:legend-expansion="high" chart:style-name="ch3"/>
        <chart:plot-area chart:style-name="ch4" table:cell-range-address="vision.H2:vision.I761 vision.I1:vision.I1" chart:data-source-has-labels="row" svg:x="1.331cm" svg:y="1.275cm" svg:width="12.88cm" svg:height="6.564cm">
          <chartooo:coordinate-region svg:x="2.508cm" svg:y="1.474cm" svg:width="11.423cm" svg:height="5.718cm"/>
          <chart:axis chart:dimension="x" chart:name="primary-x" chart:style-name="ch5">
            <chart:title svg:x="5.981cm" svg:y="8.019cm" chart:style-name="ch6">
              <text:p>Magnitude of Connector</text:p>
            </chart:title>
          </chart:axis>
          <chart:axis chart:dimension="y" chart:name="primary-y" chart:style-name="ch5">
            <chart:title svg:x="0.451cm" svg:y="6.03cm" chart:style-name="ch7">
              <text:p>Sum of Target Areas</text:p>
            </chart:title>
            <chart:grid chart:style-name="ch8" chart:class="major"/>
          </chart:axis>
          <chart:series chart:style-name="ch9" chart:values-cell-range-address="vision.I2:vision.I761" chart:label-cell-address="vision.I1:vision.I1" chart:class="chart:scatter">
            <chart:domain table:cell-range-address="vision.H2:vision.H76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761</svg:desc>
                </draw:g>
              </table:table-cell>
              <table:table-cell office:value-type="float" office:value="19791">
                <text:p>19791</text:p>
                <draw:g>
                  <svg:desc>vision.I2:vision.I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12725">
                <text:p>12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Magnitude of Connector vs Square Root of the Sum of Target Areas</text:p>
        </chart:title>
        <chart:legend chart:legend-position="end" svg:x="11.984cm" svg:y="3.952cm" style:legend-expansion="high" chart:style-name="ch3"/>
        <chart:plot-area chart:style-name="ch4" table:cell-range-address="vision.H2:vision.H761 vision.J1:vision.J761" chart:data-source-has-labels="row" svg:x="1.331cm" svg:y="1.275cm" svg:width="10.333cm" svg:height="6.564cm">
          <chartooo:coordinate-region svg:x="1.952cm" svg:y="1.474cm" svg:width="9.245cm" svg:height="5.718cm"/>
          <chart:axis chart:dimension="x" chart:name="primary-x" chart:style-name="ch5">
            <chart:title svg:x="4.667cm" svg:y="8.019cm" chart:style-name="ch6">
              <text:p>Magnitude of Connector </text:p>
            </chart:title>
          </chart:axis>
          <chart:axis chart:dimension="y" chart:name="primary-y" chart:style-name="ch5">
            <chart:title svg:x="0.451cm" svg:y="7.419cm" chart:style-name="ch7">
              <text:p>Square Root of the Sum of Target Areas</text:p>
            </chart:title>
            <chart:grid chart:style-name="ch8" chart:class="major"/>
          </chart:axis>
          <chart:series chart:style-name="ch9" chart:values-cell-range-address="vision.J2:vision.J761" chart:label-cell-address="vision.J1:vision.J1" chart:class="chart:scatter">
            <chart:domain table:cell-range-address="vision.H2:vision.H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qrt Area</text:p>
                <draw:g>
                  <svg:desc>vision.J1:visio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761</svg:desc>
                </draw:g>
              </table:table-cell>
              <table:table-cell office:value-type="float" office:value="140.68048905232">
                <text:p>140.68048905232</text:p>
                <draw:g>
                  <svg:desc>vision.J2:vision.J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140.669826188845">
                <text:p>140.669826188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140.595163501452">
                <text:p>140.595163501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140.751554165487">
                <text:p>140.751554165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140.673380566474">
                <text:p>140.673380566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112.845026474364">
                <text:p>112.8450264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112.836164415492">
                <text:p>112.836164415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112.805141726785">
                <text:p>112.805141726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112.836164415492">
                <text:p>112.836164415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112.827301660547">
                <text:p>112.827301660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112.827301660547">
                <text:p>112.827301660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82.7224274305342">
                <text:p>82.7224274305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82.7707677867011">
                <text:p>82.770767786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82.7103379270089">
                <text:p>82.7103379270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82.7345151674922">
                <text:p>82.7345151674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82.7345151674922">
                <text:p>82.7345151674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64.389440128021">
                <text:p>64.389440128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64.4049687524185">
                <text:p>64.4049687524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64.3972049082877">
                <text:p>64.3972049082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64.4437739428721">
                <text:p>64.4437739428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64.3583716388164">
                <text:p>64.3583716388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64.3428317685816">
                <text:p>64.3428317685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45.8039299623952">
                <text:p>45.8039299623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45.8257569495584">
                <text:p>45.8257569495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45.8584779511924">
                <text:p>45.8584779511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35.0998575495685">
                <text:p>35.0998575495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7295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01cm" svg:height="10.677cm" xlink:href=".." xlink:type="simple" chart:class="chart:scatter" chart:style-name="ch1">
        <chart:title svg:x="0.585cm" svg:y="0.349cm" chart:style-name="ch2">
          <text:p>Magnitude of Connector vs Magnitude of Connector divided by Square Root of Area </text:p>
        </chart:title>
        <chart:legend chart:legend-position="end" svg:x="13.117cm" svg:y="4.79cm" style:legend-expansion="high" chart:style-name="ch3"/>
        <chart:plot-area chart:style-name="ch4" table:cell-range-address="vision.H2:vision.H761 vision.K1:vision.K761" chart:data-source-has-labels="row" svg:x="1.369cm" svg:y="1.341cm" svg:width="11.39cm" svg:height="8.142cm">
          <chartooo:coordinate-region svg:x="2.281cm" svg:y="1.541cm" svg:width="10.198cm" svg:height="7.295cm"/>
          <chart:axis chart:dimension="x" chart:name="primary-x" chart:style-name="ch5">
            <chart:title svg:x="5.274cm" svg:y="9.696cm" chart:style-name="ch6">
              <text:p>Magnitude of Connector</text:p>
            </chart:title>
          </chart:axis>
          <chart:axis chart:dimension="y" chart:name="primary-y" chart:style-name="ch5">
            <chart:title svg:x="0.451cm" svg:y="9.517cm" chart:style-name="ch7">
              <text:p>Magnitude of Connector divided by Square Root of Area </text:p>
            </chart:title>
            <chart:grid chart:style-name="ch8" chart:class="major"/>
          </chart:axis>
          <chart:series chart:style-name="ch9" chart:values-cell-range-address="vision.K2:vision.K761" chart:label-cell-address="vision.K1:vision.K1" chart:class="chart:scatter">
            <chart:domain table:cell-range-address="vision.H2:vision.H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g/Sqrt Area</text:p>
                <draw:g>
                  <svg:desc>vision.K1:vis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761</svg:desc>
                </draw:g>
              </table:table-cell>
              <table:table-cell office:value-type="float" office:value="2.48065774567458">
                <text:p>2.48065774567458</text:p>
                <draw:g>
                  <svg:desc>vision.K2:vision.K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2.48093022635986">
                <text:p>2.48093022635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2.48218901580931">
                <text:p>2.48218901580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2.47930193050017">
                <text:p>2.4793019305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2.48049927087811">
                <text:p>2.48049927087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2.42582145790691">
                <text:p>2.42582145790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2.4261500887662">
                <text:p>2.4261500887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2.42657877988946">
                <text:p>2.42657877988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2.42618773911112">
                <text:p>2.42618773911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2.42624694302029">
                <text:p>2.42624694302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2.42637971861053">
                <text:p>2.42637971861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2.3676397569223">
                <text:p>2.3676397569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2.36635648362417">
                <text:p>2.36635648362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2.36835005102424">
                <text:p>2.36835005102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2.36716953043695">
                <text:p>2.36716953043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2.36755491376354">
                <text:p>2.36755491376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2.32372155666068">
                <text:p>2.32372155666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2.32306023435877">
                <text:p>2.32306023435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2.32297772949068">
                <text:p>2.32297772949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2.32113764655082">
                <text:p>2.32113764655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2.32483287421845">
                <text:p>2.32483287421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2.32504942807571">
                <text:p>2.32504942807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2.28166333689616">
                <text:p>2.28166333689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2.2811819416646">
                <text:p>2.2811819416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2.28108481878167">
                <text:p>2.28108481878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2.27994134796631">
                <text:p>2.27994134796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2.2811819416646">
                <text:p>2.2811819416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2.22037599666328">
                <text:p>2.22037599666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03cm" svg:y="4.201cm" style:legend-expansion="high" chart:style-name="ch2"/>
        <chart:plot-area chart:style-name="ch3" table:cell-range-address="vision.H2:vision.H761 vision.L1:vision.L761" chart:data-source-has-labels="row" svg:x="0.32cm" svg:y="0.18cm" svg:width="10.663cm" svg:height="8.64cm">
          <chartooo:coordinate-region svg:x="1.232cm" svg:y="0.38cm" svg:width="9.4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L2:vision.L761" chart:label-cell-address="vision.L1:vision.L1" chart:class="chart:scatter">
            <chart:domain table:cell-range-address="vision.H2:vision.H761"/>
            <chart:data-point chart:repeated="7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g/Sqrt Area Individuals</text:p>
                <draw:g>
                  <svg:desc>vision.L1:vis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761</svg:desc>
                </draw:g>
              </table:table-cell>
              <table:table-cell office:value-type="float" office:value="1.75677684006459">
                <text:p>1.75677684006459</text:p>
                <draw:g>
                  <svg:desc>vision.L2:vision.L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1.75698301032017">
                <text:p>1.75698301032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1.75789269868429">
                <text:p>1.75789269868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1.75581615173575">
                <text:p>1.75581615173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1.75663064697603">
                <text:p>1.75663064697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1.71625405112525">
                <text:p>1.7162540511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1.71650934784549">
                <text:p>1.71650934784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1.71680241314613">
                <text:p>1.71680241314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1.71653146477551">
                <text:p>1.7165314647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1.71656015037491">
                <text:p>1.71656015037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1.71664960882678">
                <text:p>1.71664960882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1.67539968368973">
                <text:p>1.67539968368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1.67447938977638">
                <text:p>1.6744793897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1.67585644961893">
                <text:p>1.67585644961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1.67510407225593">
                <text:p>1.67510407225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1.67533892871716">
                <text:p>1.6753389287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1.64421157679118">
                <text:p>1.64421157679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1.64372815042828">
                <text:p>1.64372815042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1.64370657761835">
                <text:p>1.64370657761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1.64243069613404">
                <text:p>1.64243069613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1.6450000360439">
                <text:p>1.6450000360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1.6451689260451">
                <text:p>1.6451689260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1.61361726060481">
                <text:p>1.61361726060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1.61328322899196">
                <text:p>1.61328322899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1.61322103782933">
                <text:p>1.61322103782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1.61239180027916">
                <text:p>1.61239180027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1.61328322899196">
                <text:p>1.613283228991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1.57024990025578">
                <text:p>1.57024990025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52cm" style:legend-expansion="high" chart:style-name="ch2"/>
        <chart:plot-area chart:style-name="ch3" table:cell-range-address="vision.A1:vision.A29 vision.H1:vision.H29" chart:data-source-has-labels="row" svg:x="0.32cm" svg:y="0.18cm" svg:width="12.085cm" svg:height="8.64cm">
          <chartooo:coordinate-region svg:x="1.127cm" svg:y="0.379cm" svg:width="11.1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H2:vision.H29" chart:label-cell-address="vision.H1:vision.H1" chart:class="chart:scatter">
            <chart:domain table:cell-range-address="vision.A2:vision.A29"/>
            <chart:regression-curve chart:style-name="ch7">
              <chart:equation chart:display-equation="true" chart:display-r-square="true"/>
            </chart:regression-curve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</text:p>
                <draw:g>
                  <svg:desc>vision.H1:vi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  <table:table-cell office:value-type="float" office:value="348.980144832926">
                <text:p>348.980144832926</text:p>
                <draw:g>
                  <svg:desc>vision.H2:vision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48.992023728695">
                <text:p>348.992023728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48.983770519218">
                <text:p>348.983770519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48.965599963392">
                <text:p>348.965599963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348.940217927097">
                <text:p>348.940217927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73.741886639586">
                <text:p>273.741886639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73.757470312684">
                <text:p>273.75747031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73.730563176639">
                <text:p>273.730563176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73.761718633194">
                <text:p>273.761718633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73.74689574313">
                <text:p>273.74689574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73.761876454703">
                <text:p>273.761876454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5.856907973653">
                <text:p>195.856907973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95.865143006611">
                <text:p>195.865143006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95.887033049664">
                <text:p>195.887033049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95.846623419961">
                <text:p>195.846623419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95.878507922641">
                <text:p>195.878507922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9.623130046795">
                <text:p>149.623130046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9.616621803862">
                <text:p>149.616621803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49.5932728434">
                <text:p>149.5932728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49.582869784611">
                <text:p>149.582869784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49.622458117089">
                <text:p>149.622458117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49.600264204312">
                <text:p>149.600264204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04.509147680957">
                <text:p>104.5091476809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04.511996517146">
                <text:p>104.511996517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04.532438486816">
                <text:p>104.532438486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04.554640035725">
                <text:p>104.554640035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04.511996517146">
                <text:p>104.51199651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77.9348811893622">
                <text:p>77.93488118936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31cm" svg:y="4.201cm" style:legend-expansion="high" chart:style-name="ch2"/>
        <chart:plot-area chart:style-name="ch3" table:cell-range-address="vision.A1:vision.A29 vision.I1:vision.I29" chart:data-source-has-labels="row" svg:x="0.32cm" svg:y="0.18cm" svg:width="13.891cm" svg:height="8.64cm">
          <chartooo:coordinate-region svg:x="1.497cm" svg:y="0.379cm" svg:width="12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I2:vision.I29" chart:label-cell-address="vision.I1:vision.I1" chart:class="chart:scatter">
            <chart:domain table:cell-range-address="vision.A2:vision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  <table:table-cell office:value-type="float" office:value="19791">
                <text:p>19791</text:p>
                <draw:g>
                  <svg:desc>vision.I2:vision.I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9789">
                <text:p>19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734">
                <text:p>12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725">
                <text:p>12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732">
                <text:p>12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232">
                <text:p>12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vision.A1:vision.A29 vision.J1:vision.J29" chart:data-source-has-labels="row" svg:x="0.32cm" svg:y="0.18cm" svg:width="11.317cm" svg:height="8.64cm">
          <chartooo:coordinate-region svg:x="0.941cm" svg:y="0.379cm" svg:width="10.4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J2:vision.J29" chart:label-cell-address="vision.J1:vision.J1" chart:class="chart:scatter">
            <chart:domain table:cell-range-address="vision.A2:vision.A29"/>
            <chart:regression-curve chart:style-name="ch7">
              <chart:equation chart:display-equation="true" chart:display-r-square="true"/>
            </chart:regression-curve>
            <chart:data-point chart:style-name="ch8"/>
            <chart:data-point chart:repeated="10"/>
            <chart:data-point chart:style-name="ch8"/>
            <chart:data-point chart:repeated="8"/>
            <chart:data-point chart:style-name="ch8"/>
            <chart:data-point chart:repeated="5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qrt Area</text:p>
                <draw:g>
                  <svg:desc>vision.J1:visio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  <table:table-cell office:value-type="float" office:value="140.68048905232">
                <text:p>140.68048905232</text:p>
                <draw:g>
                  <svg:desc>vision.J2:vision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40.669826188845">
                <text:p>140.669826188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40.595163501452">
                <text:p>140.595163501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0.751554165487">
                <text:p>140.751554165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40.673380566474">
                <text:p>140.673380566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2.845026474364">
                <text:p>112.8450264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2.836164415492">
                <text:p>112.836164415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2.805141726785">
                <text:p>112.805141726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2.836164415492">
                <text:p>112.836164415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2.827301660547">
                <text:p>112.827301660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2.827301660547">
                <text:p>112.827301660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2.7224274305342">
                <text:p>82.7224274305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82.7707677867011">
                <text:p>82.7707677867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2.7103379270089">
                <text:p>82.7103379270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82.7345151674922">
                <text:p>82.7345151674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2.7345151674922">
                <text:p>82.7345151674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4.389440128021">
                <text:p>64.389440128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64.4049687524185">
                <text:p>64.4049687524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4.3972049082877">
                <text:p>64.3972049082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64.4437739428721">
                <text:p>64.4437739428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64.3583716388164">
                <text:p>64.3583716388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64.3428317685816">
                <text:p>64.3428317685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45.8039299623952">
                <text:p>45.8039299623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5.8257569495584">
                <text:p>45.8257569495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45.8584779511924">
                <text:p>45.8584779511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.0998575495685">
                <text:p>35.09985754956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703cm" style:legend-expansion="high" chart:style-name="ch2"/>
        <chart:plot-area chart:style-name="ch3" table:cell-range-address="vision.H1:vision.H29 vision.A2:vision.A29" chart:data-source-has-labels="row" svg:x="0.32cm" svg:y="0.18cm" svg:width="12.085cm" svg:height="8.64cm">
          <chartooo:coordinate-region svg:x="0.756cm" svg:y="0.379cm" svg:width="11.3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A2:vision.A29" chart:label-cell-address="vision.H1:vision.H1" chart:class="chart:scatter">
            <chart:domain table:cell-range-address="vision.H2:vision.H29"/>
            <chart:regression-curve chart:style-name="ch7">
              <chart:equation chart:display-equation="true" chart:display-r-square="true"/>
            </chart:regression-curve>
            <chart:data-point chart:repeated="28"/>
          </chart:series>
          <chart:series chart:style-name="ch8" chart:values-cell-range-address="" chart:class="chart:scatter">
            <chart:domain table:cell-range-address="vision.A2:vision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g</text:p>
                <draw:g>
                  <svg:desc>vision.H1:vision.H1</svg:desc>
                </draw:g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29</svg:desc>
                </draw:g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3.703cm" style:legend-expansion="high" chart:style-name="ch2"/>
        <chart:plot-area chart:style-name="ch3" table:cell-range-address="vision.H1:vision.H29 vision.A2:vision.A29" chart:data-source-has-labels="row" svg:x="0.32cm" svg:y="0.18cm" svg:width="11.344cm" svg:height="8.64cm">
          <chartooo:coordinate-region svg:x="0.756cm" svg:y="0.379cm" svg:width="10.62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ision.A2:vision.A29" chart:label-cell-address="vision.H1:vision.H1" chart:class="chart:scatter">
            <chart:domain table:cell-range-address="vision.H2:vision.H29"/>
            <chart:regression-curve chart:style-name="ch7">
              <chart:equation chart:display-equation="true" chart:display-r-square="true"/>
            </chart:regression-curve>
            <chart:data-point chart:repeated="28"/>
          </chart:series>
          <chart:series chart:style-name="ch8" chart:values-cell-range-address="" chart:class="chart:scatter">
            <chart:domain table:cell-range-address="vision.A2:vision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g</text:p>
                <draw:g>
                  <svg:desc>vision.H1:vision.H1</svg:desc>
                </draw:g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.980144832926">
                <text:p>348.980144832926</text:p>
                <draw:g>
                  <svg:desc>vision.H2:vision.H29</svg:desc>
                </draw:g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  <table:table-cell office:value-type="float" office:value="1.5">
                <text:p>1.5</text:p>
                <draw:g>
                  <svg:desc>vision.A2:vision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992023728695">
                <text:p>348.99202372869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.983770519218">
                <text:p>348.983770519218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.965599963392">
                <text:p>348.96559996339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.940217927097">
                <text:p>348.940217927097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741886639586">
                <text:p>273.74188663958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757470312684">
                <text:p>273.75747031268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730563176639">
                <text:p>273.73056317663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761718633194">
                <text:p>273.7617186331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74689574313">
                <text:p>273.746895743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61876454703">
                <text:p>273.7618764547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856907973653">
                <text:p>195.85690797365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.865143006611">
                <text:p>195.8651430066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887033049664">
                <text:p>195.88703304966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.846623419961">
                <text:p>195.84662341996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878507922641">
                <text:p>195.8785079226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.623130046795">
                <text:p>149.6231300467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.616621803862">
                <text:p>149.6166218038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.5932728434">
                <text:p>149.593272843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.582869784611">
                <text:p>149.5828697846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.622458117089">
                <text:p>149.6224581170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.600264204312">
                <text:p>149.6002642043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.509147680957">
                <text:p>104.50914768095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532438486816">
                <text:p>104.53243848681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.554640035725">
                <text:p>104.5546400357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.511996517146">
                <text:p>104.51199651714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9348811893622">
                <text:p>77.934881189362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